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479in" style:use-optimal-column-width="false"/>
    </style:style>
    <style:style style:name="TableColumn3" style:family="table-column">
      <style:table-column-properties style:column-width="5.7909in" style:use-optimal-column-width="false"/>
    </style:style>
    <style:style style:name="Table1" style:family="table" style:master-page-name="MP0">
      <style:table-properties style:width="6.8388in" fo:margin-left="0in" table:align="left"/>
    </style:style>
    <style:style style:name="TableRow4" style:family="table-row">
      <style:table-row-properties style:min-row-height="1.1083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12" style:parent-style-name="DefaultParagraphFont" style:family="text">
      <style:text-properties fo:language="id" fo:country="ID" style:language-asian="id" style:country-asian="ID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5" style:parent-style-name="Normal" style:family="paragraph">
      <style:paragraph-properties fo:text-align="center"/>
      <style:text-properties fo:font-size="18pt" style:font-size-asian="18pt" style:font-size-complex="18pt" fo:language="sv" fo:country="SE"/>
    </style:style>
    <style:style style:name="P16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7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18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19" style:parent-style-name="DefaultParagraphFont" style:family="text">
      <style:text-properties style:font-name="Times New Roman" fo:font-size="8.5pt" style:font-size-asian="8.5pt" style:font-size-complex="8.5pt" fo:language="sv" fo:country="SE"/>
    </style:style>
    <style:style style:name="T20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P21" style:parent-style-name="Textbody" style:family="paragraph">
      <style:paragraph-properties fo:text-align="center" fo:margin-bottom="0in"/>
    </style:style>
    <style:style style:name="T22" style:parent-style-name="DefaultParagraphFont" style:family="text">
      <style:text-properties style:font-name="Times New Roman" fo:font-size="8.5pt" style:font-size-asian="8.5pt" style:font-size-complex="8.5pt"/>
    </style:style>
    <style:style style:name="T23" style:parent-style-name="DefaultParagraphFont" style:family="text">
      <style:text-properties style:font-name="Times New Roman" fo:font-size="8.5pt" style:font-size-asian="8.5pt" style:font-size-complex="8.5pt"/>
    </style:style>
    <style:style style:name="T24" style:parent-style-name="DefaultParagraphFont" style:family="text">
      <style:text-properties style:font-name="Times New Roman" fo:font-size="8.5pt" style:font-size-asian="8.5pt" style:font-size-complex="8.5pt"/>
    </style:style>
    <style:style style:name="T25" style:parent-style-name="DefaultParagraphFont" style:family="text">
      <style:text-properties style:font-name="Times New Roman" fo:font-size="8.5pt" style:font-size-asian="8.5pt" style:font-size-complex="8.5pt"/>
    </style:style>
    <style:style style:name="P26" style:parent-style-name="Textbody" style:family="paragraph">
      <style:paragraph-properties fo:text-align="center" fo:margin-bottom="0in"/>
    </style:style>
    <style:style style:name="T27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28" style:parent-style-name="DefaultParagraphFont" style:family="text">
      <style:text-properties style:font-name="Times New Roman"/>
    </style:style>
    <style:style style:name="P29" style:parent-style-name="Textbody" style:family="paragraph">
      <style:paragraph-properties fo:text-align="center" fo:margin-bottom="0in"/>
    </style:style>
    <style:style style:name="T30" style:parent-style-name="DefaultParagraphFont" style:family="text">
      <style:text-properties style:font-name="Times New Roman" fo:font-size="8.5pt" style:font-size-asian="8.5pt" style:font-size-complex="8.5pt" fo:language="id" fo:country="ID"/>
    </style:style>
    <style:style style:name="T31" style:parent-style-name="DefaultParagraphFont" style:family="text">
      <style:text-properties style:font-name="Times New Roman" fo:font-size="9pt" style:font-size-asian="9pt" style:font-size-complex="9pt" fo:language="id" fo:country="ID"/>
    </style:style>
    <style:style style:name="T32" style:parent-style-name="DefaultParagraphFont" style:family="text">
      <style:text-properties fo:language="id" fo:country="ID" style:language-asian="id" style:country-asian="ID"/>
    </style:style>
    <style:style style:name="T33" style:parent-style-name="DefaultParagraphFont" style:family="text">
      <style:text-properties fo:language="id" fo:country="ID" style:language-asian="id" style:country-asian="ID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margin-left="1.575in">
        <style:tab-stops/>
      </style:paragraph-properties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Normal" style:family="paragraph">
      <style:paragraph-properties fo:margin-left="2.1659in">
        <style:tab-stops/>
      </style:paragraph-properties>
      <style:text-properties fo:font-weight="bold" style:font-weight-asian="bold"/>
    </style:style>
    <style:style style:name="P39" style:parent-style-name="Normal" style:family="paragraph">
      <style:paragraph-properties fo:margin-left="0.2958in" fo:text-indent="-0.2958in">
        <style:tab-stops>
          <style:tab-stop style:type="left" style:position="1.7083in"/>
        </style:tab-stops>
      </style:paragraph-properties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id" fo:country="ID"/>
    </style:style>
    <style:style style:name="T46" style:parent-style-name="DefaultParagraphFont" style:family="text">
      <style:text-properties fo:language="id" fo:country="ID"/>
    </style:style>
    <style:style style:name="T47" style:parent-style-name="DefaultParagraphFont" style:family="text">
      <style:text-properties fo:language="id" fo:country="ID"/>
    </style:style>
    <style:style style:name="T48" style:parent-style-name="DefaultParagraphFont" style:family="text">
      <style:text-properties fo:language="id" fo:country="ID"/>
    </style:style>
    <style:style style:name="T49" style:parent-style-name="DefaultParagraphFont" style:family="text">
      <style:text-properties fo:color="#FFFFFF"/>
    </style:style>
    <style:style style:name="P50" style:parent-style-name="Normal" style:family="paragraph">
      <style:paragraph-properties fo:text-align="justify"/>
    </style:style>
    <style:style style:name="T51" style:parent-style-name="DefaultParagraphFont" style:family="text">
      <style:text-properties fo:language="id" fo:country="ID"/>
    </style:style>
    <style:style style:name="T52" style:parent-style-name="DefaultParagraphFont" style:family="text">
      <style:text-properties fo:color="#FF0000" fo:language="id" fo:country="ID"/>
    </style:style>
    <style:style style:name="T53" style:parent-style-name="DefaultParagraphFont" style:family="text">
      <style:text-properties fo:color="#FF0000" fo:language="id" fo:country="ID"/>
    </style:style>
    <style:style style:name="T54" style:parent-style-name="DefaultParagraphFont" style:family="text">
      <style:text-properties fo:language="id" fo:country="ID"/>
    </style:style>
    <style:style style:name="T55" style:parent-style-name="DefaultParagraphFont" style:family="text">
      <style:text-properties fo:language="id" fo:country="ID"/>
    </style:style>
    <style:style style:name="T56" style:parent-style-name="DefaultParagraphFont" style:family="text">
      <style:text-properties fo:language="id" fo:country="ID"/>
    </style:style>
    <style:style style:name="T57" style:parent-style-name="DefaultParagraphFont" style:family="text">
      <style:text-properties fo:language="id" fo:country="ID"/>
    </style:style>
    <style:style style:name="T58" style:parent-style-name="DefaultParagraphFont" style:family="text">
      <style:text-properties fo:language="id" fo:country="ID"/>
    </style:style>
    <style:style style:name="T59" style:parent-style-name="DefaultParagraphFont" style:family="text">
      <style:text-properties fo:language="id" fo:country="ID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T62" style:parent-style-name="DefaultParagraphFont" style:family="text">
      <style:text-properties fo:language="id" fo:country="ID"/>
    </style:style>
    <style:style style:name="T63" style:parent-style-name="DefaultParagraphFont" style:family="text">
      <style:text-properties fo:language="id" fo:country="ID"/>
    </style:style>
    <style:style style:name="T64" style:parent-style-name="DefaultParagraphFont" style:family="text">
      <style:text-properties fo:language="id" fo:country="ID"/>
    </style:style>
    <style:style style:name="T65" style:parent-style-name="DefaultParagraphFont" style:family="text">
      <style:text-properties fo:language="id" fo:country="ID"/>
    </style:style>
    <style:style style:name="T66" style:parent-style-name="DefaultParagraphFont" style:family="text">
      <style:text-properties fo:color="#FF0000" fo:language="id" fo:country="ID"/>
    </style:style>
    <style:style style:name="T67" style:parent-style-name="DefaultParagraphFont" style:family="text">
      <style:text-properties fo:language="id" fo:country="ID"/>
    </style:style>
    <style:style style:name="T68" style:parent-style-name="DefaultParagraphFont" style:family="text">
      <style:text-properties fo:color="#FF0000" fo:language="id" fo:country="ID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fo:language="id" fo:country="ID" style:language-asian="id" style:country-asian="ID"/>
    </style:style>
    <style:style style:name="T74" style:parent-style-name="DefaultParagraphFont" style:family="text">
      <style:text-properties fo:language="es" fo:country="ES"/>
    </style:style>
    <style:style style:name="T75" style:parent-style-name="DefaultParagraphFont" style:family="text">
      <style:text-properties fo:language="id" fo:country="ID"/>
    </style:style>
    <style:style style:name="P76" style:parent-style-name="Normal" style:family="paragraph">
      <style:paragraph-properties fo:margin-left="0.2958in" fo:text-indent="-0.2958in">
        <style:tab-stops/>
      </style:paragraph-properties>
    </style:style>
    <style:style style:name="P77" style:parent-style-name="Normal" style:family="paragraph">
      <style:paragraph-properties fo:margin-left="0.2958in" fo:text-indent="-0.2958in">
        <style:tab-stops/>
      </style:paragraph-properties>
    </style:style>
    <style:style style:name="P78" style:parent-style-name="Normal" style:family="paragraph">
      <style:paragraph-properties fo:margin-left="0.2958in" fo:text-indent="-0.2958in">
        <style:tab-stops/>
      </style:paragraph-properties>
    </style:style>
    <style:style style:name="P79" style:parent-style-name="Normal" style:family="paragraph">
      <style:paragraph-properties fo:margin-left="0.2958in" fo:text-indent="-0.2958in">
        <style:tab-stops/>
      </style:paragraph-properties>
    </style:style>
    <style:style style:name="P80" style:parent-style-name="Normal" style:family="paragraph">
      <style:paragraph-properties fo:margin-left="0.2958in" fo:text-indent="-0.2958in">
        <style:tab-stops/>
      </style:paragraph-properties>
    </style:style>
    <style:style style:name="P81" style:parent-style-name="Normal" style:family="paragraph">
      <style:paragraph-properties fo:margin-left="0.2958in" fo:text-indent="-0.2958in">
        <style:tab-stops/>
      </style:paragraph-properties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P84" style:parent-style-name="Normal" style:family="paragraph">
      <style:paragraph-properties fo:margin-left="0.2958in" fo:text-indent="-0.2958in">
        <style:tab-stops/>
      </style:paragraph-properties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P88" style:parent-style-name="Normal" style:family="paragraph">
      <style:text-properties fo:language="es" fo:country="ES"/>
    </style:style>
    <style:style style:name="P89" style:parent-style-name="Normal" style:family="paragraph">
      <style:text-properties fo:language="es" fo:country="ES"/>
    </style:style>
    <style:style style:name="P90" style:parent-style-name="Normal" style:family="paragraph">
      <style:text-properties fo:language="es" fo:country="ES"/>
    </style:style>
    <style:style style:name="P91" style:parent-style-name="Normal" style:family="paragraph">
      <style:text-properties fo:language="es" fo:country="ES"/>
    </style:style>
    <style:style style:name="P92" style:parent-style-name="Normal" style:family="paragraph">
      <style:text-properties fo:language="es" fo:country="ES"/>
    </style:style>
    <style:style style:name="P93" style:parent-style-name="Normal" style:family="paragraph">
      <style:text-properties fo:language="es" fo:country="ES"/>
    </style:style>
    <style:style style:name="P94" style:parent-style-name="Normal" style:family="paragraph">
      <style:text-properties fo:language="es" fo:country="ES"/>
    </style:style>
    <style:style style:name="P95" style:parent-style-name="Normal" style:family="paragraph">
      <style:text-properties fo:language="es" fo:country="ES"/>
    </style:style>
    <style:style style:name="P96" style:parent-style-name="Normal" style:family="paragraph">
      <style:text-properties fo:language="es" fo:country="ES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626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626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2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<draw:frame draw:style-name="a1" draw:name="Picture 1" text:anchor-type="as-char" svg:x="0in" svg:y="0in" svg:width="0.70827in" svg:height="1in" style:rel-width="scale" style:rel-height="scale"><draw:image xlink:href="media/image2.wmf" xlink:type="simple" xlink:show="embed" xlink:actuate="onLoad"/><svg:title/><svg:desc/></draw:frame></text:span></text:p>
          </table:table-cell>
          <table:table-cell table:style-name="TableCell13">
            <text:p text:style-name="P14">PEMERINTAH KOTA YOGYAKARTA</text:p>
            <text:p text:style-name="P15">DINAS PENDIDIKAN</text:p>
            <text:p text:style-name="P16"><text:span text:style-name="T17"> Jl. Hayam Wuruk No 11<text:s/></text:span><text:span text:style-name="T18">Yogyakarta Kode Pos : 552</text:span><text:span text:style-name="T19">12<text:s/></text:span><text:span text:style-name="T20">Telepon (0274) 512956, 563078, Fax (0274) 512956</text:span></text:p>
            <text:p text:style-name="P21"><text:span text:style-name="T22">EMAIL:<text:s/></text:span><text:a xlink:href="mailto:pendidikan@jogja.go.id" office:target-frame-name="_top" xlink:show="replace"><text:span text:style-name="T23">pendidikan@jogja.go.id</text:span></text:a><text:span text:style-name="T24"><text:s/>EMAIL INTRANET :</text:span><text:a xlink:href="mailto:pendidikan@intra.jogja.go.id" office:target-frame-name="_top" xlink:show="replace"><text:span text:style-name="T25">pendidikan@intra.jogja.go.id</text:span></text:a></text:p>
            <text:p text:style-name="P26"><text:span text:style-name="T27">HOTLINE SMS : 08122780001,2740 HOT LINE EMAIL :<text:s/></text:span><text:a xlink:href="mailto:upik@jogjakota.go.id" office:target-frame-name="_top" xlink:show="replace"><text:span text:style-name="T28">upik@jogjakota.go.id</text:span></text:a></text:p>
            <text:p text:style-name="P29"><text:span text:style-name="T30">WEB SITE :<text:s/></text:span><text:a xlink:href="http://www.jogjakota.go.id/" office:target-frame-name="_top" xlink:show="replace"><text:span text:style-name="T31">www.jogjakota.go.id</text:span></text:a></text:p>
          </table:table-cell>
        </table:table-row>
      </table:table>
      <text:p text:style-name="Normal"><text:span text:style-name="T32"><draw:connector draw:type="line" svg:x1="0in" svg:y1="0.0752in" svg:x2="6.75in" svg:y2="0.0752in" draw:z-index="2" draw:id="id0" draw:style-name="a2" draw:name="Straight Connector 3" text:anchor-type="paragraph"><svg:title/><svg:desc/></draw:connector></text:span><text:span text:style-name="T33"><draw:connector draw:type="line" svg:x1="0.1252in" svg:y1="0.0752in" svg:x2="6.8745in" svg:y2="0.0752in" draw:z-index="251659264" draw:id="id1" draw:style-name="a3" draw:name="Straight Connector 2" text:anchor-type="paragraph"><svg:title/><svg:desc/></draw:connector></text:span></text:p>
      <text:p text:style-name="P34"/>
      <text:p text:style-name="P35">SURAT PERYATAAN TELAH MENDUDUKI JABATAN</text:p>
      <text:p text:style-name="P36"><text:span text:style-name="T37">NOMOR :</text:span></text:p>
      <text:p text:style-name="P38"/>
      <text:p text:style-name="Normal">Yang bertanda tangan di bawah ini :</text:p>
      <text:p text:style-name="Normal"/>
      <text:p text:style-name="P39">Nama<text:tab/>: Drs. EDY HERI SUASANA<text:span text:style-name="T40">,</text:span><text:s/>M.Pd<text:span text:style-name="T41">.</text:span></text:p>
      <text:p text:style-name="Normal">NIP<text:tab/><text:tab/><text:tab/><text:tab/>: 19610605<text:span text:style-name="T42"><text:s/></text:span>198401<text:span text:style-name="T43"><text:s/></text:span>1<text:span text:style-name="T44"><text:s/></text:span>005</text:p>
      <text:p text:style-name="Normal">Pangkat/Golongan<text:tab/><text:tab/>: Pembina Utama Muda, IV/c</text:p>
      <text:p text:style-name="Normal">Jabatan<text:tab/><text:tab/><text:tab/><text:tab/>: Kepala Dinas Pendidikan Kota Yogyakarta</text:p>
      <text:p text:style-name="Normal"/>
      <text:p text:style-name="Normal">Dengan ini menyatakan dengan sesungguhnya bahwa :</text:p>
      <text:p text:style-name="Normal"/>
      <text:p text:style-name="Normal">Nama<text:tab/><text:tab/><text:tab/><text:tab/>:<text:s/><text:span text:style-name="T45">[onshow.nama1]</text:span></text:p>
      <text:p text:style-name="Normal">NIP<text:tab/><text:tab/><text:tab/><text:tab/>:<text:s/><text:span text:style-name="T46">[onshow.NIP1]</text:span></text:p>
      <text:p text:style-name="Normal">Pangkat/Golongan<text:tab/><text:tab/>:<text:span text:style-name="T47"><text:s/>[on</text:span><text:span text:style-name="T48">show.pangkat1], [onshow.golongan1]</text:span></text:p>
      <text:p text:style-name="Normal"><text:tab/><text:tab/><text:tab/><text:span text:style-name="T49">:</text:span></text:p>
      <text:p text:style-name="P50">Pada tanggal<text:span text:style-name="T51"><text:s/></text:span><text:span text:style-name="T52">(tanggal)<text:s/></text:span>telah menduduki jabatan<text:span text:style-name="T53"><text:s/>(jabatan)</text:span><text:span text:style-name="T54">,<text:s/></text:span>Dinas Pendidikan Kota Yogyakarta berdasarkan Surat Keputusan Walikota Yogyakarta Nomor 60/Pem.D/BP/D.4<text:span text:style-name="T55"><text:s/></text:span>tanggal<text:span text:style-name="T56"><text:s/></text:span>22 Mei 2015<text:span text:style-name="T57"><text:s/>dan Surat Pernyataan Pelantikan No</text:span><text:span text:style-name="T58">mor<text:s/></text:span>877/012/SPP/2015<text:span text:style-name="T59"><text:s/>tanggal<text:s/></text:span>15 Juni 2015.</text:p>
      <text:p text:style-name="P60"/>
      <text:p text:style-name="P61">Berdasarkan Keputusan Presiden Republik Indonesia Nomor 108 Tahun 2007 tanggal<text:span text:style-name="T62"><text:s/></text:span>6 Desember 2007 S<text:span text:style-name="T63">dr.</text:span><text:s/><text:span text:style-name="T64">[onshow.nama1]</text:span><text:s/>berhak menerima tunjangan jabatan sebesar<text:span text:style-name="T65"><text:s/></text:span><text:span text:style-name="T66">(jumlah tunjangan) (terbilang)</text:span><text:span text:style-name="T67"><text:s/></text:span>sebulan terhitung mulai<text:s/><text:span text:style-name="T68">(tanggal)</text:span>.</text:p>
      <text:p text:style-name="P69"/>
      <text:p text:style-name="P70">Demikian surat pernyataan ini saya buat dengan sesungguhnya, dengan mengingat sumpah jabatan / Pegawai Negeri<text:s/>Sipil dan apabila dikemudian hari isi surat ini ternyata tidak benar yang mengakibatkan kerugian terhadap Negara, maka saya bersedia menanggung kerugian tersebut.</text:p>
      <text:p text:style-name="P71"/>
      <text:p text:style-name="Normal"/>
      <text:p text:style-name="P72"><text:span text:style-name="T73"><draw:frame draw:z-index="3" draw:id="id2" draw:style-name="a4" draw:name="Text Box 5" text:anchor-type="paragraph" svg:x="3.85433in" svg:y="0.15827in" svg:width="3.21042in" svg:height="2.25972in" style:rel-width="scale" style:rel-height="scale"><draw:text-box><text:p text:style-name="Normal"><text:span text:style-name="T74">Yogyakarta,</text:span></text:p><text:p text:style-name="Normal">Kepala<text:span text:style-name="T75">,</text:span></text:p><text:p text:style-name="P76"/><text:p text:style-name="P77"/><text:p text:style-name="P78"/><text:p text:style-name="P79"/><text:p text:style-name="P80"/><text:p text:style-name="P81">Drs. EDY HERI SUASANA<text:span text:style-name="T82">,</text:span><text:s/>M.Pd<text:span text:style-name="T83">.</text:span></text:p><text:p text:style-name="P84">NIP 19610605<text:span text:style-name="T85"><text:s/></text:span>198401<text:span text:style-name="T86"><text:s/></text:span>1<text:span text:style-name="T87"><text:s/></text:span>005</text:p><text:p text:style-name="Normal"/></draw:text-box><svg:title/><svg:desc/></draw:frame></text:span></text:p>
      <text:p text:style-name="Normal"><text:tab/><text:tab/><text:tab/><text:tab/><text:tab/></text:p>
      <text:p text:style-name="P88"><text:tab/><text:tab/><text:tab/><text:tab/><text:tab/><text:tab/><text:s text:c="22"/></text:p>
      <text:p text:style-name="P89"><text:tab/><text:tab/><text:tab/><text:tab/><text:tab/><text:tab/><text:s text:c="22"/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language="fr" fo:country="FR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45in" fo:page-height="12.9923in" style:print-orientation="portrait" fo:margin-top="0.5in" fo:margin-left="1in" fo:margin-bottom="0.118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8819in"/>
      </style:footer-style>
    </style:page-layout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language="id" fo:country="ID" style:language-asian="id" style:country-asian="ID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P10" style:parent-style-name="Footer" style:family="paragraph">
      <style:paragraph-properties fo:text-align="center"/>
      <style:text-properties fo:font-size="9pt" style:font-size-asian="9pt" style:font-size-complex="9pt"/>
    </style:style>
    <style:style style:name="P11" style:parent-style-name="Footer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Picture 6" text:anchor-type="paragraph" svg:x="0.31732in" svg:y="-0.21102in" svg:width="0.55354in" svg:height="0.75354in" style:rel-width="scale" style:rel-height="scale"><draw:image xlink:href="media/image1.png" xlink:type="simple" xlink:show="embed" xlink:actuate="onLoad"/><svg:title/><svg:desc/></draw:frame></text:span><text:span text:style-name="T9">S E G O R O <text:s text:c="2"/>A M A R T O</text:span></text:p>
        <text:p text:style-name="P10">SEMANGAT GOTONG ROYONG AGAWE MAJUNE NGAYOGYAKARTA</text:p>
        <text:p text:style-name="P11">KEMANDIRIAN - KEDISIPLINAN - KEPEDULIAN - KEBERSAMAAN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i-kusnandar</meta:initial-creator>
    <dc:creator>vinsensius satya</dc:creator>
    <meta:creation-date>2016-02-02T03:34:00Z</meta:creation-date>
    <dc:date>2016-02-17T07:10:00Z</dc:date>
    <meta:print-date>2015-06-25T01:16:00Z</meta:print-date>
    <meta:template xlink:href="Normal.dotm" xlink:type="simple"/>
    <meta:editing-cycles>7</meta:editing-cycles>
    <meta:editing-duration>PT60S</meta:editing-duration>
    <meta:document-statistic meta:page-count="1" meta:paragraph-count="3" meta:word-count="263" meta:character-count="1763" meta:row-count="12" meta:non-whitespace-character-count="1503"/>
  </office:meta>
</office:document-meta>
</file>